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ceb13" officeooo:paragraph-rsid="000ceb13" style:font-size-asian="15pt" style:font-size-complex="15pt"/>
    </style:style>
    <style:style style:name="P2" style:family="paragraph" style:parent-style-name="Standard">
      <style:text-properties fo:font-size="15pt" officeooo:rsid="000ceb13" officeooo:paragraph-rsid="000d2e13" style:font-size-asian="15pt" style:font-size-complex="15pt"/>
    </style:style>
    <style:style style:name="P3" style:family="paragraph" style:parent-style-name="Standard">
      <style:text-properties fo:font-size="15pt" officeooo:rsid="000fd708" officeooo:paragraph-rsid="000fd708" style:font-size-asian="15pt" style:font-size-complex="15pt"/>
    </style:style>
    <style:style style:name="P4" style:family="paragraph" style:parent-style-name="Standard">
      <style:text-properties fo:font-size="15pt" officeooo:rsid="000fd708" officeooo:paragraph-rsid="001061f8" style:font-size-asian="15pt" style:font-size-complex="15pt"/>
    </style:style>
    <style:style style:name="T1" style:family="text">
      <style:text-properties officeooo:rsid="000d2e13"/>
    </style:style>
    <style:style style:name="T2" style:family="text">
      <style:text-properties officeooo:rsid="000f1b48"/>
    </style:style>
    <style:style style:name="T3" style:family="text">
      <style:text-properties officeooo:rsid="000fd708"/>
    </style:style>
    <style:style style:name="T4" style:family="text">
      <style:text-properties officeooo:rsid="001061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iot<text:tab/><text:tab/><text:tab/><text:tab/><text:tab/><text:tab/><text:tab/><text:tab/><text:tab/><text:tab/><text:tab/><text:tab/><text:tab/>1°2</text:p>
      <text:p text:style-name="P1">chauve</text:p>
      <text:p text:style-name="P1"/>
      <text:p text:style-name="P1"><text:tab/><text:tab/><text:tab/><text:tab/><text:tab/><text:tab/>Compito</text:p>
      <text:p text:style-name="P1"/>
      <text:p text:style-name="P1"/>
      <text:p text:style-name="P1"/>
      <text:p text:style-name="P2"><text:span text:style-name="T1">ce texte raconte l’histoire de Lamia, elle a 11 ans et elle est née a Reggio Emilia. </text:span><text:span text:style-name="T3">Ces parent son née au maroc.</text:span><text:span text:style-name="T1"> Dans la première partie du texte elle nous dit que tout va bien a l’ecole quelle a même été félicité pour avoir eu un 10 en gramaire. </text:span><text:span text:style-name="T2">Mais elle se fais moquer et insulter par ces camarades de classe qui l’appelent straniera </text:span><text:span text:style-name="T3">alors que elle ce sens italienne, elle est née a crésciuta en italie et dit que pour elle l’italie est sa maison. Elle se met a apprendre le français. Elle dit que ces parent sont de imigré mais que pas elle.</text:span><text:span text:style-name="T4">plus loin dans le texte elle dit que cette histoire n’est pas la sienne mais celle de tout les autres enfants comme elle.</text:span><text:span text:style-name="T3"> A la fin dut texte elle dit que son objectif est de construire notre furure avec serenité.</text:span></text:p>
      <text:p text:style-name="P2"/>
      <text:p text:style-name="P3">2)</text:p>
      <text:p text:style-name="P3"/>
      <text:p text:style-name="P3">sujet A :</text:p>
      <text:p text:style-name="P4"><text:span text:style-name="T4">se </text:span>io italiano perché sono nata in intaliano <text:span text:style-name="T4">e c’e il dirrito del suolo, se una persona nata sul il suolo del’italiano lui è considerato come uno italiano donque sono italiana</text:span> come voi <text:span text:style-name="T4">e tutti gli altri ragazzi in piu se sono alla scuola c’e sinifica che lagalmento io sono italiana. Ma io penso c’e se non vuoli mi considerato come una italian è perché tu sei molto jalouso di ma reucita alla scuola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13:16:00.461319596</meta:creation-date>
    <dc:date>2022-12-08T14:03:36.899954313</dc:date>
    <meta:editing-duration>PT3M5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7" meta:word-count="227" meta:character-count="1211" meta:non-whitespace-character-count="972"/>
  </office:meta>
</office:document-meta>
</file>